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ntercept</text:p>
          </table:table-cell>
          <table:table-cell office:value-type="string">
            <text:p>x3</text:p>
          </table:table-cell>
          <table:table-cell office:value-type="string">
            <text:p>x2</text:p>
          </table:table-cell>
          <table:table-cell office:value-type="string">
            <text:p>x1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$A$2]+[.$B$2]*[.D6]+[.$C$2]*[.C6]+[.$D$2]*[.B6]" office:value-type="float" office:value="3.05">
            <text:p>3.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[.$A$2]+[.$B$2]*[.D7]+[.$C$2]*[.C7]+[.$D$2]*[.B7]" office:value-type="float" office:value="3.65">
            <text:p>3.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[.$A$2]+[.$B$2]*[.D8]+[.$C$2]*[.C8]+[.$D$2]*[.B8]" office:value-type="float" office:value="4.25">
            <text:p>4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[.$A$2]+[.$B$2]*[.D9]+[.$C$2]*[.C9]+[.$D$2]*[.B9]" office:value-type="float" office:value="4.85">
            <text:p>4.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[.$A$2]+[.$B$2]*[.D10]+[.$C$2]*[.C10]+[.$D$2]*[.B10]" office:value-type="float" office:value="5.45">
            <text:p>5.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[.$A$2]+[.$B$2]*[.D11]+[.$C$2]*[.C11]+[.$D$2]*[.B11]" office:value-type="float" office:value="6.05">
            <text:p>6.05</text:p>
          </table:table-cell>
        </table:table-row>
      </table:table>
      <table:table table:name="Data" table:style-name="ta1" table:print="false">
        <table:table-column table:style-name="co1" table:number-columns-repeated="5" table:default-cell-style-name="Default"/>
        <table:table-row table:style-name="ro1">
          <table:table-cell table:formula="of:=[Sheet1.A5]" office:value-type="string" office:string-value="t">
            <text:p>t</text:p>
          </table:table-cell>
          <table:table-cell table:formula="of:=[Sheet1.B5]" office:value-type="string" office:string-value="x1">
            <text:p>x1</text:p>
          </table:table-cell>
          <table:table-cell table:formula="of:=[Sheet1.C5]" office:value-type="string" office:string-value="x2">
            <text:p>x2</text:p>
          </table:table-cell>
          <table:table-cell table:formula="of:=[Sheet1.D5]" office:value-type="string" office:string-value="x3">
            <text:p>x3</text:p>
          </table:table-cell>
          <table:table-cell table:formula="of:=[Sheet1.E5]" office:value-type="string" office:string-value="y">
            <text:p>y</text:p>
          </table:table-cell>
        </table:table-row>
        <table:table-row table:style-name="ro1">
          <table:table-cell table:formula="of:=[Sheet1.A6]" office:value-type="float" office:value="0">
            <text:p>0</text:p>
          </table:table-cell>
          <table:table-cell table:formula="of:=[Sheet1.B6]" office:value-type="float" office:value="1">
            <text:p>1</text:p>
          </table:table-cell>
          <table:table-cell table:formula="of:=[Sheet1.C6]" office:value-type="float" office:value="7">
            <text:p>7</text:p>
          </table:table-cell>
          <table:table-cell table:formula="of:=[Sheet1.D6]" office:value-type="float" office:value="13">
            <text:p>13</text:p>
          </table:table-cell>
          <table:table-cell table:formula="of:=[Sheet1.E6]" office:value-type="float" office:value="3.05">
            <text:p>3.05</text:p>
          </table:table-cell>
        </table:table-row>
        <table:table-row table:style-name="ro1">
          <table:table-cell table:formula="of:=[Sheet1.A7]" office:value-type="float" office:value="1">
            <text:p>1</text:p>
          </table:table-cell>
          <table:table-cell table:formula="of:=[Sheet1.B7]" office:value-type="float" office:value="2">
            <text:p>2</text:p>
          </table:table-cell>
          <table:table-cell table:formula="of:=[Sheet1.C7]" office:value-type="float" office:value="8">
            <text:p>8</text:p>
          </table:table-cell>
          <table:table-cell table:formula="of:=[Sheet1.D7]" office:value-type="float" office:value="14">
            <text:p>14</text:p>
          </table:table-cell>
          <table:table-cell table:formula="of:=[Sheet1.E7]" office:value-type="float" office:value="3.65">
            <text:p>3.65</text:p>
          </table:table-cell>
        </table:table-row>
        <table:table-row table:style-name="ro1">
          <table:table-cell table:formula="of:=[Sheet1.A8]" office:value-type="float" office:value="2">
            <text:p>2</text:p>
          </table:table-cell>
          <table:table-cell table:formula="of:=[Sheet1.B8]" office:value-type="float" office:value="3">
            <text:p>3</text:p>
          </table:table-cell>
          <table:table-cell table:formula="of:=[Sheet1.C8]" office:value-type="float" office:value="9">
            <text:p>9</text:p>
          </table:table-cell>
          <table:table-cell table:formula="of:=[Sheet1.D8]" office:value-type="float" office:value="15">
            <text:p>15</text:p>
          </table:table-cell>
          <table:table-cell table:formula="of:=[Sheet1.E8]" office:value-type="float" office:value="4.25">
            <text:p>4.25</text:p>
          </table:table-cell>
        </table:table-row>
        <table:table-row table:style-name="ro1">
          <table:table-cell table:formula="of:=[Sheet1.A9]" office:value-type="float" office:value="3">
            <text:p>3</text:p>
          </table:table-cell>
          <table:table-cell table:formula="of:=[Sheet1.B9]" office:value-type="float" office:value="4">
            <text:p>4</text:p>
          </table:table-cell>
          <table:table-cell table:formula="of:=[Sheet1.C9]" office:value-type="float" office:value="10">
            <text:p>10</text:p>
          </table:table-cell>
          <table:table-cell table:formula="of:=[Sheet1.D9]" office:value-type="float" office:value="16">
            <text:p>16</text:p>
          </table:table-cell>
          <table:table-cell table:formula="of:=[Sheet1.E9]" office:value-type="float" office:value="4.85">
            <text:p>4.85</text:p>
          </table:table-cell>
        </table:table-row>
        <table:table-row table:style-name="ro1">
          <table:table-cell table:formula="of:=[Sheet1.A10]" office:value-type="float" office:value="4">
            <text:p>4</text:p>
          </table:table-cell>
          <table:table-cell table:formula="of:=[Sheet1.B10]" office:value-type="float" office:value="5">
            <text:p>5</text:p>
          </table:table-cell>
          <table:table-cell table:formula="of:=[Sheet1.C10]" office:value-type="float" office:value="11">
            <text:p>11</text:p>
          </table:table-cell>
          <table:table-cell table:formula="of:=[Sheet1.D10]" office:value-type="float" office:value="17">
            <text:p>17</text:p>
          </table:table-cell>
          <table:table-cell table:formula="of:=[Sheet1.E10]" office:value-type="float" office:value="5.45">
            <text:p>5.45</text:p>
          </table:table-cell>
        </table:table-row>
        <table:table-row table:style-name="ro1">
          <table:table-cell table:formula="of:=[Sheet1.A11]" office:value-type="float" office:value="5">
            <text:p>5</text:p>
          </table:table-cell>
          <table:table-cell table:formula="of:=[Sheet1.B11]" office:value-type="float" office:value="6">
            <text:p>6</text:p>
          </table:table-cell>
          <table:table-cell table:formula="of:=[Sheet1.C11]" office:value-type="float" office:value="12">
            <text:p>12</text:p>
          </table:table-cell>
          <table:table-cell table:formula="of:=[Sheet1.D11]" office:value-type="float" office:value="18">
            <text:p>18</text:p>
          </table:table-cell>
          <table:table-cell table:formula="of:=[Sheet1.E11]" office:value-type="float" office:value="6.05">
            <text:p>6.05</text:p>
          </table:table-cell>
        </table:table-row>
      </table:table>
      <table:table table:name="Coefficients" table:style-name="ta1" table:print="false">
        <table:table-column table:style-name="co1" table:number-columns-repeated="4" table:default-cell-style-name="Default"/>
        <table:table-row table:style-name="ro1">
          <table:table-cell table:formula="of:=[Sheet1.A1]" office:value-type="string" office:string-value="Intercept">
            <text:p>Intercept</text:p>
          </table:table-cell>
          <table:table-cell table:formula="of:=[Sheet1.B1]" office:value-type="string" office:string-value="x3">
            <text:p>x3</text:p>
          </table:table-cell>
          <table:table-cell table:formula="of:=[Sheet1.C1]" office:value-type="string" office:string-value="x2">
            <text:p>x2</text:p>
          </table:table-cell>
          <table:table-cell table:formula="of:=[Sheet1.D1]" office:value-type="string" office:string-value="x1">
            <text:p>x1</text:p>
          </table:table-cell>
        </table:table-row>
        <table:table-row table:style-name="ro1">
          <table:table-cell table:formula="of:=[Sheet1.B2]" office:value-type="float" office:value="0.1">
            <text:p>0.1</text:p>
          </table:table-cell>
          <table:table-cell table:formula="of:=[Sheet1.C2]" office:value-type="float" office:value="0.2">
            <text:p>0.2</text:p>
          </table:table-cell>
          <table:table-cell table:formula="of:=[Sheet1.D2]" office:value-type="float" office:value="0.3">
            <text:p>0.3</text:p>
          </table:table-cell>
          <table:table-cell table:formula="of:=[Sheet1.E2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25/06/2019</text:date>, <text:time>06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Salisbury</meta:initial-creator>
    <meta:creation-date>2019-06-24T07:09:57.40</meta:creation-date>
    <dc:date>2019-06-25T06:41:30.14</dc:date>
    <dc:creator>Matthew Salisbury</dc:creator>
    <meta:editing-duration>PT20M41S</meta:editing-duration>
    <meta:editing-cycles>2</meta:editing-cycles>
    <meta:generator>OpenOffice/4.1.1$Win32 OpenOffice.org_project/411m6$Build-9775</meta:generator>
    <meta:document-statistic meta:table-count="3" meta:cell-count="87" meta:object-count="0"/>
  </office:meta>
</office:document-meta>
</file>